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6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paragraph-properties fo:orphans="2" fo:widows="2"/>
      <style:text-properties style:font-name="Times New Roman" fo:font-style="normal" style:font-style-asian="normal" style:font-style-complex="normal"/>
    </style:style>
    <style:style style:name="P3" style:family="paragraph" style:parent-style-name="Standard">
      <style:text-properties style:font-name="Times New Roman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P4" style:family="paragraph" style:parent-style-name="Standard">
      <style:text-properties style:font-name="Times New Roman"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style:font-name="Times New Roman" fo:font-style="normal" fo:font-weight="bold" style:font-name-asian="Times New Roman" style:font-style-asian="normal" style:font-weight-asian="bold" style:font-name-complex="Times New Roman" style:font-style-complex="normal" style:font-weight-complex="bold"/>
    </style:style>
    <style:style style:name="P6" style:family="paragraph" style:parent-style-name="Standard">
      <style:text-properties fo:font-style="normal" style:font-style-asian="normal" style:font-style-complex="normal"/>
    </style:style>
    <style:style style:name="P7" style:family="paragraph" style:parent-style-name="Standard">
      <style:paragraph-properties fo:orphans="2" fo:widows="2"/>
      <style:text-properties fo:font-style="normal" style:font-style-asian="normal" style:font-style-complex="normal"/>
    </style:style>
    <style:style style:name="P8" style:family="paragraph" style:parent-style-name="Standard">
      <style:text-properties fo:font-weight="normal" style:font-weight-asian="normal" style:font-weight-complex="normal"/>
    </style:style>
    <style:style style:name="P9" style:family="paragraph" style:parent-style-name="Standard">
      <style:text-properties fo:font-weight="bold" style:font-weight-asian="bold" style:font-weight-complex="bold"/>
    </style:style>
    <style:style style:name="P10" style:family="paragraph" style:parent-style-name="Standard">
      <style:text-properties style:text-position="0% 100%" style:font-name="Times New Roman" fo:font-style="normal" fo:font-weight="normal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keep-with-next="always"/>
      <style:text-properties fo:font-weight="bold" style:font-weight-asian="bold" style:font-weight-complex="bold"/>
    </style:style>
    <style:style style:name="P12" style:family="paragraph" style:parent-style-name="Standard" style:master-page-name="">
      <style:paragraph-properties style:page-number="auto" fo:keep-with-next="always"/>
      <style:text-properties fo:font-weight="bold" style:font-weight-asian="bold" style:font-weight-complex="bold"/>
    </style:style>
    <style:style style:name="P13" style:family="paragraph" style:parent-style-name="Standard" style:master-page-name="">
      <style:paragraph-properties style:page-number="auto" fo:keep-with-next="always"/>
      <style:text-properties style:font-name="Times New Roman" fo:font-style="normal" fo:font-weight="bold" style:font-style-asian="normal" style:font-weight-asian="bold" style:font-style-complex="normal" style:font-weight-complex="bold"/>
    </style:style>
    <style:style style:name="P14" style:family="paragraph" style:parent-style-name="Standard" style:master-page-name="">
      <style:paragraph-properties fo:orphans="2" fo:widows="2" style:page-number="auto"/>
      <style:text-properties fo:font-style="normal" style:font-style-asian="normal" style:font-style-complex="normal"/>
    </style:style>
    <style:style style:name="P15" style:family="paragraph" style:parent-style-name="Standard">
      <style:text-properties fo:font-weight="normal" style:font-weight-asian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position="super 58%"/>
    </style:style>
    <style:style style:name="T3" style:family="text">
      <style:text-properties style:text-position="sub 58%"/>
    </style:style>
    <style:style style:name="T4" style:family="text">
      <style:text-properties style:text-position="0% 100%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dvanced Math: Notes on Lessons 45-49</text:p>
      <text:p text:style-name="P1">David A. Wheeler, 2009-11-09</text:p>
      <text:p text:style-name="P8"/>
      <text:p text:style-name="P8"/>
      <text:p text:style-name="P9">Lesson 45: Conditional Permutations / Linear Regression</text:p>
      <text:p text:style-name="P3"/>
      <text:p text:style-name="P3">Remember that a permutation is an arrangements in a specific order, where you can’t repeat the same item. Most problems with permutations involve reporting the number of permutations.</text:p>
      <text:p text:style-name="P3"/>
      <text:p text:style-name="P3">If there are no special conditions on a permutation, you can use the equation you learned earlier; the number of permutations (possible sequences) of a set of <text:span text:style-name="T1">n</text:span> distinct things, taken <text:span text:style-name="T1">r</text:span> at a time, is:</text:p>
      <text:p text:style-name="P3"><draw:frame draw:style-name="fr1" draw:name="Object6" text:anchor-type="as-char" svg:width="1.6307in" svg:height="0.4008in" draw:z-index="0"><draw:object xlink:href="./Object 6" xlink:type="simple" xlink:show="embed" xlink:actuate="onLoad"/><draw:image xlink:href="./ObjectReplacements/Object 6" xlink:type="simple" xlink:show="embed" xlink:actuate="onLoad"/></draw:frame></text:p>
      <text:p text:style-name="P3"/>
      <text:p text:style-name="P3">But if there are special conditions on the permutations, it’s not so simple. <text:s/>A good way to figure out the number of possible alternatives is to draw boxes (one for each position), and figure out the number of different possible values in each position. <text:s text:c="2"/>Start with the most limited values, and then go from there. <text:s/>Once you find them all, multiply them together.</text:p>
      <text:p text:style-name="P3"/>
      <text:p text:style-name="P3">Sometimes even that won’t work. <text:s/>The obvious example is when you have the case of 2 boxes (positions), 3 boxes, 4 boxes, and so on . <text:s/>In those cases, you need to divide the possibilities into these different cases (2 boxes, 3 boxes, etc.), figure out each one in turn, and then add them all together.</text:p>
      <text:p text:style-name="P3"/>
      <text:p text:style-name="P3">E.G., “Given only digits 1-5, how many positive odd numbers are there less than 10,000 with no repeating digits?”</text:p>
      <text:p text:style-name="P3"/>
      <text:p text:style-name="P3">“Less than 10,000” includes 1,2,3, and 4-digit numbers, so we have a varying number of boxes.</text:p>
      <text:p text:style-name="P3">1 box: We can “eyeball” this. <text:s/>Only 1,3, and 5 are permitted (it’s odd), so total possibilities = 3.</text:p>
      <text:p text:style-name="P3">2 boxes: With two boxes, the lower digit must be 1,3, or 5 (it’s odd), so there are only 3 possible values. The upper digit can be any of 1 through 5, but it can’t be the same as the lowest, so that’s 5-1=4 possible values. <text:s/>Total possibilities = 4 * 3 = 12.</text:p>
      <text:p text:style-name="P3">3 boxes: Lowest has only 3 values. <text:s/>Second lowest can be any of 5-1=4, and the highest can be any of 4-1=3. <text:s/>Total = 3*4*3 = 36.</text:p>
      <text:p text:style-name="P3">4 boxes: Lowest has 3 values, second lowest 4, next lowest 3, next lowest 2. <text:s/>Possibilities = 2*3*4*3 = 72.</text:p>
      <text:p text:style-name="P3"/>
      <text:p text:style-name="P3">Total possibilities = 3 + 12 + 36 + 72 = 123.</text:p>
      <text:p text:style-name="P3"/>
      <text:p text:style-name="P3"/>
      <text:p text:style-name="P5">Lesson 46: Complex Roots/Factoring over the Complex Numbers</text:p>
      <text:p text:style-name="P6"/>
      <text:p text:style-name="P6">Real numbers are a subset of the complex numbers (a real number is just a complex number with 0i as the imaginary part). <text:s/>Most of the operations you’ve been doing with real numbers also work with complex numbers.</text:p>
      <text:p text:style-name="P6"/>
      <text:p text:style-name="P6">For example, if you were told that a quadratic equation had roots 2 and -3, you could figure out the original equation if the x<text:span text:style-name="T2">2</text:span> coefficient is 1 by doing this:</text:p>
      <text:p text:style-name="P6"><text:soft-page-break/>(x - 2) (x - (-3)) = (x-2)(x+3) = x<text:span text:style-name="T2">2</text:span> + x -6</text:p>
      <text:p text:style-name="P6"/>
      <text:p text:style-name="P6">The same thing works for complex numbers, but <text:span text:style-name="T1">watch the sign</text:span> - you’re <text:span text:style-name="T1">subtracting</text:span> the number, so make sure that <text:span text:style-name="T1">both</text:span> the real and imaginary number coefficients have their signs reversed. <text:s/>E.G.:</text:p>
      <text:p text:style-name="P6"/>
      <text:p text:style-name="P6">If 2+3i and 2-3i are the roots of a quadratic equation with x<text:span text:style-name="T2">2</text:span> coefficient of 1, what’s the equation?</text:p>
      <text:p text:style-name="P6">(x - (2 + 3i)) (x - (2 - 3i)) = (x - 2 - 3i) (x -2 + 3i) = <text:s/>x<text:span text:style-name="T2">2</text:span>-4x-9i<text:span text:style-name="T2">2</text:span>+4 = <text:s/>x<text:span text:style-name="T2">2</text:span>-4x+9+4 = <text:s/>x<text:span text:style-name="T2">2</text:span>-4x+13</text:p>
      <text:p text:style-name="P6"/>
      <text:p text:style-name="P6">You can factor arbitrary quadratic polynomials, too. <text:s/>The trick is to first factor out the x<text:span text:style-name="T2">2</text:span> coefficient (and don’t forget it - you’ll need it later). <text:s/>Then use the quadratic equation to find the other roots, and write them down. <text:s/>So to factor 2x<text:span text:style-name="T2">2</text:span>-8x+26...</text:p>
      <text:p text:style-name="P6"/>
      <text:p text:style-name="P6">First divide by two:</text:p>
      <text:p text:style-name="P6"><text:s text:c="2"/>= 2(x<text:span text:style-name="T2">2</text:span>-4x+13)</text:p>
      <text:p text:style-name="P6">Then use the quadratic equation, which will tell you that its roots are 2+3i and 2-3i. <text:s/>Write that out:</text:p>
      <text:p text:style-name="P6">2 (x-(2+3i)) (x-(2-3i)) = 2 (x-2-3i) (x-2+3i)</text:p>
      <text:p text:style-name="P6"/>
      <text:p text:style-name="P6"/>
      <text:p text:style-name="P11">Lesson 47: Vertical Sinusoid Translations / Arctan</text:p>
      <text:p text:style-name="P2">You can move graphs up and down easily. <text:s/>Replace y with y-k in an equation will move it up by k units; replace y with y+k will move it down k units. <text:s/>Usually you will then need to solve for y, e.g.:</text:p>
      <text:p text:style-name="P2"/>
      <text:p text:style-name="P2">Original: y =x<text:span text:style-name="T2">2</text:span></text:p>
      <text:p text:style-name="P2"/>
      <text:p text:style-name="P2">Move it up by 3 units, by replacing y with y-3:</text:p>
      <text:p text:style-name="P2">y-3 =x<text:span text:style-name="T2">2</text:span></text:p>
      <text:p text:style-name="P2">y =x<text:span text:style-name="T2">2</text:span><text:span text:style-name="T4">+3</text:span></text:p>
      <text:p text:style-name="P2"/>
      <text:p text:style-name="P2">Most of the time your equation will have only one y, and it’s the one on the left-hand-side. <text:s/>Moving the “k” to the other side with change the sign, but give you an added or subtracted number that moves the equation up or down:</text:p>
      <text:p text:style-name="P2">y = stuff</text:p>
      <text:p text:style-name="P2">Move up by k units:</text:p>
      <text:p text:style-name="P2">y-k = stuff</text:p>
      <text:p text:style-name="P2">y = stuff + k</text:p>
      <text:p text:style-name="P2"/>
      <text:p text:style-name="P2">Recognize this format - when you have some equation in y = stuff + k form, it’s just stuff moved up by k units.</text:p>
      <text:p text:style-name="P2"/>
      <text:p text:style-name="P2">The Arctan portion just reminds us about the big limitation of Arctan - it can only produce values inside -90°..90°.</text:p>
      <text:p text:style-name="P2"/>
      <text:p text:style-name="P12">Lesson 48: Powers of Trig Functions / Perpendicular Bisectors</text:p>
      <text:p text:style-name="P14">This just introduces a common trig notation. <text:s/>We often need to use a trig function and then square the result; a shorthand for this is putting the exponent right after the name of the trig function. <text:s/>Thus:</text:p>
      <text:p text:style-name="P7">(sin x)<text:span text:style-name="T2">2</text:span> = sin<text:span text:style-name="T2">2</text:span> x</text:p>
      <text:p text:style-name="P4"/>
      <text:p text:style-name="P4"><text:soft-page-break/>You learned how to find a perpendicular bisector earlier (lesson 37). <text:s/>Another way to do it, which Saxon calls the “midpoint formula” method, is to find the midpoint, find the new slope (-1/oldslope), and then use y=mx+b with the midpoint’s x and y to find b.</text:p>
      <text:p text:style-name="P4"/>
      <text:p text:style-name="P4"/>
      <text:p text:style-name="P13">Lesson 49: The logarithmic function / Development of the rules for logarithms</text:p>
      <text:p text:style-name="P4"/>
      <text:p text:style-name="P10">What does the logarithmic function actually look like?</text:p>
      <text:p text:style-name="P10"/>
      <text:p text:style-name="P10">Well, if</text:p>
      <text:p text:style-name="P10"><text:s/>y = log<text:span text:style-name="T3">b</text:span> x</text:p>
      <text:p text:style-name="P10">that’s just another way of saying (applying b<text:span text:style-name="T2">equation</text:span> to both sides):</text:p>
      <text:p text:style-name="P10"><text:s/>b<text:span text:style-name="T2">y</text:span> = x</text:p>
      <text:p text:style-name="P10"/>
      <text:p text:style-name="P10">“log<text:span text:style-name="T3">b</text:span> N” <text:s/>just returns “how many times you have to multiply <text:span text:style-name="T1">b</text:span> by itself to compute N”.</text:p>
      <text:p text:style-name="P10"/>
      <text:p text:style-name="P10">For base 2, this should be obvious for a few cases:</text:p>
      <text:p text:style-name="P10">log<text:span text:style-name="T3">2</text:span> 1 = 0<text:tab/>because 2<text:span text:style-name="T2">0</text:span> = 1</text:p>
      <text:p text:style-name="P10">log<text:span text:style-name="T3">2</text:span> 2 = 1<text:tab/>because 2<text:span text:style-name="T2">1</text:span> = 2</text:p>
      <text:p text:style-name="P10">log<text:span text:style-name="T3">2</text:span> 4 = 2<text:tab/>because 2<text:span text:style-name="T2">2</text:span> = 4</text:p>
      <text:p text:style-name="P10">log<text:span text:style-name="T3">2</text:span> 8 = 3<text:tab/>because 2<text:span text:style-name="T2">3</text:span> = 8</text:p>
      <text:p text:style-name="P10"/>
      <text:p text:style-name="P10">You can then draw it out. <text:s/>All logarithms have the same characteristic shape.</text:p>
      <text:p text:style-name="P10"/>
      <text:p text:style-name="P10">The second part of this lesson tries to justify the logarithm rules we memorized earlier (lesson 40).</text:p>
      <text:p text:style-name="P10"/>
      <text:p text:style-name="P10"><draw:frame draw:style-name="fr2" draw:name="Object5" text:anchor-type="as-char" svg:y="0in" svg:width="1.7937in" svg:height="0.8516in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Tahoma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Tahoma" style:font-size-asian="14pt" style:font-name-complex="Tahoma" style:font-size-complex="14pt"/>
    </style:style>
    <style:style style:name="List" style:family="paragraph" style:parent-style-name="Text_20_body" style:class="list"/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><text:tab/><text:page-number text:select-page="current">3</text:page-number> of <text:page-count>3</text:page-count><text:tab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  <meta:initial-creator>David A. Wheeler</meta:initial-creator>
    <meta:creation-date>2007-09-03T22:43:21</meta:creation-date>
    <dc:creator>David A. Wheeler</dc:creator>
    <dc:date>2009-11-09T11:15:22.04</dc:date>
    <meta:printed-by>David A. Wheeler</meta:printed-by>
    <meta:print-date>2007-09-17T17:32:47</meta:print-date>
    <meta:editing-cycles>227</meta:editing-cycles>
    <meta:editing-duration>PT25H47M25S</meta:editing-duration>
    <meta:document-statistic meta:table-count="0" meta:image-count="0" meta:object-count="2" meta:page-count="3" meta:paragraph-count="60" meta:word-count="1018" meta:character-count="5338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ub>
            <math:mi>log</math:mi>
            <math:mi>b</math:mi>
          </math:msub>
          <math:mrow>
            <math:mrow>
              <math:mo math:stretchy="false">(</math:mo>
              <math:mrow>
                <math:mi>x</math:mi>
                <math:mo math:stretchy="false">⋅</math:mo>
                <math:mi>y</math:mi>
              </math:mrow>
              <math:mo math:stretchy="false">)</math:mo>
            </math:mrow>
            <math:mo math:stretchy="false">=</math:mo>
            <math:msub>
              <math:mi>log</math:mi>
              <math:mi>b</math:mi>
            </math:msub>
          </math:mrow>
          <math:mrow>
            <math:mi>x</math:mi>
            <math:mo math:stretchy="false">+</math:mo>
            <math:msub>
              <math:mi>log</math:mi>
              <math:mi>b</math:mi>
            </math:msub>
          </math:mrow>
          <math:mi>y</math:mi>
        </math:mrow>
      </math:mtr>
      <math:mtr>
        <math:mrow>
          <math:msub>
            <math:mi>log</math:mi>
            <math:mi>b</math:mi>
          </math:msub>
          <math:mrow>
            <math:mfrac>
              <math:mi>x</math:mi>
              <math:mi>y</math:mi>
            </math:mfrac>
            <math:mo math:stretchy="false">=</math:mo>
            <math:msub>
              <math:mi>log</math:mi>
              <math:mi>b</math:mi>
            </math:msub>
          </math:mrow>
          <math:mrow>
            <math:mi>x</math:mi>
            <math:mo math:stretchy="false">−</math:mo>
            <math:msub>
              <math:mi>log</math:mi>
              <math:mi>b</math:mi>
            </math:msub>
          </math:mrow>
          <math:mi>y</math:mi>
        </math:mrow>
      </math:mtr>
      <math:mtr>
        <math:mrow>
          <math:msub>
            <math:mi>log</math:mi>
            <math:mi>b</math:mi>
          </math:msub>
          <math:mrow>
            <math:msup>
              <math:mi>x</math:mi>
              <math:mi>y</math:mi>
            </math:msup>
            <math:mo math:stretchy="false">=</math:mo>
            <math:mi>y</math:mi>
          </math:mrow>
          <math:msub>
            <math:mi>log</math:mi>
            <math:mi>b</math:mi>
          </math:msub>
          <math:mi>x</math:mi>
        </math:mrow>
      </math:mtr>
    </math:mtable>
    <math:annotation math:encoding="StarMath 5.0">log_b (x cdot y) = log_b x + log_b y newline
log_b {x over y} = log_b x - log_b y newline
log_b x^y = y log_b x
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row>
        <math:mmultiscripts>
          <math:mi>P</math:mi>
          <math:mi>r</math:mi>
          <math:none/>
          <math:mprescripts/>
          <math:mi>n</math:mi>
          <math:none/>
        </math:mmultiscripts>
        <math:mo math:stretchy="false">=</math:mo>
        <math:mi>P</math:mi>
      </math:mrow>
      <math:mrow>
        <math:mrow>
          <math:mo math:stretchy="false">(</math:mo>
          <math:mrow>
            <math:mi>n</math:mi>
            <math:mi>,</math:mi>
            <math:mi>r</math:mi>
          </math:mrow>
          <math:mo math:stretchy="false">)</math:mo>
        </math:mrow>
        <math:mo math:stretchy="false">=</math:mo>
        <math:mfrac>
          <math:mrow>
            <math:mi>n</math:mi>
            <math:mi>!</math:mi>
          </math:mrow>
          <math:mrow>
            <math:mrow>
              <math:mo math:stretchy="false">(</math:mo>
              <math:mrow>
                <math:mi>n</math:mi>
                <math:mo math:stretchy="false">−</math:mo>
                <math:mi>r</math:mi>
              </math:mrow>
              <math:mo math:stretchy="false">)</math:mo>
            </math:mrow>
            <math:mi>!</math:mi>
          </math:mrow>
        </math:mfrac>
      </math:mrow>
    </math:mrow>
    <math:annotation math:encoding="StarMath 5.0">P lsub n sub r = P(n,r) = {n!} over {(n-r)!}
</math:annotation>
  </math:semantics>
</math:math>
</file>